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weight="bold" officeooo:rsid="000f5718" officeooo:paragraph-rsid="000f57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weight="normal" officeooo:rsid="000f5718" officeooo:paragraph-rsid="000f571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bold" officeooo:rsid="000f5718" officeooo:paragraph-rsid="000f5718" style:font-weight-asian="bold" style:font-weight-complex="bold"/>
    </style:style>
    <style:style style:name="P4" style:family="paragraph" style:parent-style-name="Heading_20_2">
      <style:paragraph-properties fo:text-align="start" style:justify-single-word="false"/>
      <style:text-properties fo:color="#000000" loext:opacity="100%" fo:font-weight="normal" officeooo:rsid="001022d1" officeooo:paragraph-rsid="001022d1" style:font-weight-asian="normal" style:font-weight-complex="normal"/>
    </style:style>
    <style:style style:name="P5" style:family="paragraph" style:parent-style-name="Heading_20_3">
      <style:paragraph-properties fo:text-align="start" style:justify-single-word="false"/>
      <style:text-properties fo:color="#000000" loext:opacity="100%" fo:font-weight="normal" officeooo:rsid="001022d1" officeooo:paragraph-rsid="001022d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weight="normal" officeooo:rsid="000f5718" officeooo:paragraph-rsid="000f57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weight="normal" officeooo:rsid="001022d1" officeooo:paragraph-rsid="001022d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weight="bold" officeooo:rsid="001022d1" officeooo:paragraph-rsid="001022d1" style:font-weight-asian="bold" style:font-weight-complex="bold"/>
    </style:style>
    <style:style style:name="P9" style:family="paragraph" style:parent-style-name="Text_20_body" style:list-style-name="L1"/>
    <style:style style:name="T1" style:family="text">
      <style:text-properties officeooo:rsid="001022d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I OPERATORI IN C++</text:p>
      <text:p text:style-name="P2">Un operatore è un simbolo speciale o una parola chiave che permette di eseguire un’operazione su uno, due o più operandi. <text:line-break/></text:p>
      <text:p text:style-name="P3">OPERATORI ARITMENTICI</text:p>
      <text:p text:style-name="P2">Gli operatori aritmetici <text:s/><text:span text:style-name="T1">permettono di eseguire operazioni matematiche elementari.</text:span></text:p>
      <text:p text:style-name="P2"/>
      <text:p text:style-name="P2">int a = 10, b = 3;</text:p>
      <text:p text:style-name="P2">int somma = a + b; <text:s text:c="6"/>// 13</text:p>
      <text:p text:style-name="P2">int differenza = a - b; <text:s/>// 7</text:p>
      <text:p text:style-name="P2">int prodotto = a * b; <text:s text:c="3"/>// 30</text:p>
      <text:p text:style-name="P2">int quoziente = a / b; <text:s text:c="2"/>// 3 (divisione intera)</text:p>
      <text:p text:style-name="P2">int resto = a % b; <text:s text:c="6"/>// 1</text:p>
      <text:p text:style-name="P2"/>
      <text:p text:style-name="P8">OPERATORI DI ASSEGNAZIONE</text:p>
      <text:p text:style-name="P7">=</text:p>
      <text:p text:style-name="P7">assegna il valore di destra alla variabile di sinistra.</text:p>
      <text:p text:style-name="P7"/>
      <text:p text:style-name="P8">OPERATORI DI INCREMENTO E DECREMENTO</text:p>
      <text:p text:style-name="P7">++x</text:p>
      <text:p text:style-name="P7">--x</text:p>
      <text:p text:style-name="P7">x++</text:p>
      <text:p text:style-name="P7">x--</text:p>
      <text:p text:style-name="P7"/>
      <text:p text:style-name="P7">int x = 5;</text:p>
      <text:p text:style-name="P7">int y = ++x; // x = 6, y = 6 (incremento PRIMA di assegnare)</text:p>
      <text:p text:style-name="P7">int z = x--; // x = 5, z = 6 (assegna PRIMA, poi decrementa)</text:p>
      <text:p text:style-name="P7"/>
      <text:p text:style-name="P8">OPERATORI DI CONFRONTO</text:p>
      <text:p text:style-name="P8"/>
      <text:p text:style-name="P7">int a = 5, b = 7;</text:p>
      <text:p text:style-name="P7"/>
      <text:p text:style-name="P7">bool uguali = (a == b); <text:s text:c="6"/>// false</text:p>
      <text:p text:style-name="P7">bool diversi = (a != b); <text:s text:c="5"/>// true</text:p>
      <text:p text:style-name="P7">bool maggiore = (a &gt; b); <text:s text:c="5"/>// false</text:p>
      <text:p text:style-name="P7">bool minore = (a &lt; b); <text:s text:c="7"/>// true</text:p>
      <text:p text:style-name="P7">bool maggioreUguale = (a &gt;= b); // false</text:p>
      <text:p text:style-name="P7">bool minoreUguale = (a &lt;= b); <text:s text:c="2"/>// true<text:line-break/></text:p>
      <text:p text:style-name="P8">OPERATORI LOGICI</text:p>
      <text:p text:style-name="P7">bool a = true;</text:p>
      <text:p text:style-name="P7">bool b = false;</text:p>
      <text:p text:style-name="P7"/>
      <text:p text:style-name="P7">bool and_logico = a &amp;&amp; b; // false</text:p>
      <text:p text:style-name="P7">bool or_logico = a || b; <text:s/>// true</text:p>
      <text:p text:style-name="P7">bool not_logico = !a; <text:s text:c="4"/>// false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OPERATORI BITWISE</text:p>
      <text:p text:style-name="P7"/>
      <text:p text:style-name="P7">int a = 5; <text:s text:c="5"/>// 0101</text:p>
      <text:p text:style-name="P7">int b = 3; <text:s text:c="5"/>// 0011</text:p>
      <text:p text:style-name="P7"/>
      <text:p text:style-name="P7">int andBit = a &amp; b; <text:s text:c="2"/>// 0001 = 1</text:p>
      <text:p text:style-name="P7">int orBit <text:s/>= a | b; <text:s text:c="2"/>// 0111 = 7</text:p>
      <text:p text:style-name="P7">int xorBit = a ^ b; <text:s text:c="2"/>// 0110 = 6</text:p>
      <text:p text:style-name="P7">int notBit = ~a; <text:s text:c="5"/>// 1010 (complemento a uno)</text:p>
      <text:p text:style-name="P7">int shiftLeft = a &lt;&lt; 1; // 1010 = 10</text:p>
      <text:p text:style-name="P7">int shiftRight = a &gt;&gt; 1; // 0010 = 2</text:p>
      <text:p text:style-name="P7"/>
      <text:p text:style-name="P8">OPERATORI DI ACCESSO</text:p>
      <text:p text:style-name="P7">L’operatore <text:span text:style-name="T2">. </text:span><text:s/>Accede a un membro di un oggetto</text:p>
      <text:p text:style-name="P7">L’operatore <text:span text:style-name="T2">→ </text:span><text:s/>accede ad un membro attraverso un puntatore a oggetto</text:p>
      <text:p text:style-name="P7"/>
      <text:p text:style-name="P7">struct Punto {</text:p>
      <text:p text:style-name="P7"><text:s text:c="4"/>int x, y;</text:p>
      <text:p text:style-name="P7">};</text:p>
      <text:p text:style-name="P7"/>
      <text:p text:style-name="P7">Punto p = {1, 2};</text:p>
      <text:p text:style-name="P7">Punto* ptr = &amp;p;</text:p>
      <text:p text:style-name="P7"/>
      <text:p text:style-name="P7">std::cout &lt;&lt; p.x &lt;&lt; std::endl; <text:s text:c="4"/>// accesso diretto</text:p>
      <text:p text:style-name="P7">std::cout &lt;&lt; ptr-&gt;y &lt;&lt; std::endl; <text:s/>// accesso tramite puntatore</text:p>
      <text:p text:style-name="P7"/>
      <text:h text:style-name="P5" text:outline-level="3"><text:span text:style-name="T2">Operatore di scope </text:span><text:span text:style-name="Source_20_Text"><text:span text:style-name="T2">::</text:span></text:span></text:h>
      <text:p text:style-name="Text_20_body">Serve per <text:span text:style-name="Strong_20_Emphasis">accedere a simboli</text:span> all’interno di namespace o classi.</text:p>
      <text:h text:style-name="P4" text:outline-level="2"><text:span text:style-name="Strong_20_Emphasis">Considerazioni</text:span></text:h>
      <text:p text:style-name="Text_20_body">Tutti gli operatori in C++ seguono regole precise di:</text:p>
      <text:list text:style-name="L1">
        <text:list-item>
          <text:p text:style-name="P9"><text:span text:style-name="Strong_20_Emphasis">precedenza</text:span> (quale operatore viene valutato prima)</text:p>
        </text:list-item>
        <text:list-item>
          <text:p text:style-name="P9"><text:span text:style-name="Strong_20_Emphasis">associatività</text:span> (in quale ordine vengono valutati operatori con stessa precedenza)</text:p>
        </text:list-item>
        <text:list-item>
          <text:p text:style-name="P9"><text:span text:style-name="Strong_20_Emphasis">tipizzazione</text:span> (possono essere sovraccaricati solo se ha senso per il tipo)</text:p>
        </text:list-item>
      </text:list>
      <text:p text:style-name="Text_20_body">La <text:span text:style-name="Strong_20_Emphasis">precedenza</text:span> è molto importante: ad esempio, <text:span text:style-name="Source_20_Text">*</text:span> ha precedenza più alta di <text:span text:style-name="Source_20_Text">+</text:span>, quindi <text:span text:style-name="Source_20_Text">a + b * c</text:span> viene valutato come <text:span text:style-name="Source_20_Text">a + (b * c)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4:11:52.648150841</meta:creation-date>
    <dc:date>2025-07-09T14:21:07.788256236</dc:date>
    <meta:editing-duration>PT8M3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2" meta:word-count="444" meta:character-count="2182" meta:non-whitespace-character-count="1720"/>
  </office:meta>
</office:document-meta>
</file>